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fo:background-color="#424041" style:text-align-source="fix" style:repeat-content="false" fo:border="0.06pt solid #000000"/>
      <style:paragraph-properties fo:text-align="start" fo:margin-left="0in"/>
      <style:text-properties fo:color="#ffffff" style:font-name="Arial" fo:font-weight="bold" style:font-weight-asian="bold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1015" table:default-cell-style-name="ce4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AYMENT ORDER INSTRUCTIO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mpany</text:p>
          </table:table-cell>
          <table:table-cell table:style-name="ce5" office:value-type="string" calcext:value-type="string" table:number-columns-spanned="4" table:number-rows-spanned="1">
            <text:p>: <text:span text:style-name="T1"><text:a xlink:href="python://get_company()" xlink:type="simple">Company</text:a></text:span>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Date </text:p>
          </table:table-cell>
          <table:table-cell table:style-name="ce6" office:value-type="string" calcext:value-type="string" table:number-columns-spanned="4" table:number-rows-spanned="1">
            <text:p>: <text:span text:style-name="T1"><text:a xlink:href="python://get_date()" xlink:type="simple">Date</text:a></text:span>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ayment Mode</text:p>
          </table:table-cell>
          <table:table-cell table:style-name="ce6" office:value-type="string" calcext:value-type="string" table:number-columns-spanned="4" table:number-rows-spanned="1">
            <text:p>: <text:span text:style-name="T1"><text:a xlink:href="python://get_mode()" xlink:type="simple">Payment Mode</text:a></text:span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 table:number-columns-spanned="2" table:number-rows-spanned="1">
            <text:p>Partner</text:p>
          </table:table-cell>
          <table:covered-table-cell table:style-name="ce3"/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Amount</text:p>
          </table:table-cell>
          <table:table-cell table:style-name="ce8"/>
          <table:table-cell table:style-name="ce9" table:number-columns-repeated="1014"/>
          <table:table-cell table:style-name="ce10"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<text:a xlink:href="python://for each=&quot;line in get_line()&quot;" xlink:type="simple">START FOR</text:a>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<text:a xlink:href="python://line['no']" xlink:type="simple">No</text:a></text:p>
          </table:table-cell>
          <table:table-cell office:value-type="string" calcext:value-type="string">
            <text:p><text:a xlink:href="python://line['partner']" xlink:type="simple">Partner</text:a></text:p>
          </table:table-cell>
          <table:table-cell/>
          <table:table-cell office:value-type="string" calcext:value-type="string">
            <text:p><text:a xlink:href="python://line['currency']" xlink:type="simple">Currency</text:a></text:p>
          </table:table-cell>
          <table:table-cell table:style-name="ce7" office:value-type="string" calcext:value-type="string">
            <text:p><text:a xlink:href="python://formatLang(line['amount_currency'])" xlink:type="simple">Amount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<text:a xlink:href="python:///for" xlink:type="simple">END FOR</text:a>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2P0" style:volatile="true">
      <number:number number:decimal-places="2" number:min-integer-digits="1" number:grouping="true"/>
    </number:number-style>
    <number:number-style style:name="N122"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31">
      <number:day/>
      <number:text>  </number:text>
      <number:month number:style="long" number:textual="true"/>
      <number:text> </number:text>
      <number:year number:style="long"/>
    </number:date-style>
    <number:date-style style:name="N132">
      <number:day/>
      <number:text> </number:text>
      <number:month number:style="long" number:textual="true"/>
      <number:text> </number:text>
      <number:year number:style="long"/>
    </number:date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7:40:48.900592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6-10-15T17:47:28.797742587</meta:creation-date>
    <dc:date>2017-01-19T17:58:10.970438972</dc:date>
    <meta:editing-duration>PT1H41M45S</meta:editing-duration>
    <meta:editing-cycles>44</meta:editing-cycles>
    <meta:generator>LibreOffice/4.2.8.2$Linux_x86 LibreOffice_project/420m0$Build-2</meta:generator>
    <meta:document-statistic meta:table-count="1" meta:cell-count="17" meta:object-count="0"/>
  </office:meta>
</office:document-meta>
</file>